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#ffffff" style:font-name-asian="Liberation Serif1" style:font-size-asian="12pt" style:font-style-asian="normal" style:font-weight-asian="bold" style:font-name-complex="Liberation Serif1" style:font-size-complex="12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paragraph-rsid="004701dd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4f1ea" fo:background-color="#ffffff" style:font-name-asian="Liberation Serif1" style:font-size-asian="10.5pt" style:font-style-asian="normal" style:font-weight-asian="normal" style:font-name-complex="Liberation Serif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13fb7" officeooo:paragraph-rsid="00213fb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paragraph-rsid="00424e0e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0501f77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499cm" loext:contextual-spacing="false" fo:line-height="100%" fo:text-align="start" style:justify-single-word="false" fo:keep-together="auto" fo:orphans="2" fo:widows="2" fo:text-indent="0cm" style:auto-text-indent="false" fo:background-color="#ffffff" fo:padding="0cm" fo:border-left="none" fo:border-right="none" fo:border-top="none" fo:border-bottom="0.51pt solid #808080" fo:keep-with-next="auto"/>
      <style:text-properties fo:font-variant="normal" fo:text-transform="none" fo:color="#000000" style:text-line-through-style="none" style:text-line-through-type="none" style:text-position="0% 100%" style:font-name="Liberation Serif" fo:font-size="6pt" fo:font-style="normal" style:text-underline-style="none" fo:font-weight="normal" fo:background-color="#ffffff" style:font-name-asian="Liberation Serif1" style:font-size-asian="6pt" style:font-style-asian="normal" style:font-weight-asian="normal" style:font-name-complex="Liberation Serif1" style:font-size-complex="6pt"/>
    </style:style>
    <style:style style:name="P1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12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701dd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4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paragraph-rsid="004701dd" fo:background-color="#ffffff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15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fo:background-color="#ffffff" style:font-name-asian="Liberation Serif1" style:font-size-asian="12pt" style:font-style-asian="italic" style:font-weight-asian="normal" style:font-name-complex="Liberation Serif1" style:font-size-complex="12pt"/>
    </style:style>
    <style:style style:name="P16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7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1c1c1c" style:text-line-through-style="none" style:text-line-through-type="none" style:text-position="0% 100%" style:font-name="Liberation Serif" fo:font-size="12pt" fo:font-style="italic" style:text-underline-style="none" fo:font-weight="normal" officeooo:paragraph-rsid="004701dd" fo:background-color="#ffffff" style:font-name-asian="Liberation Serif1" style:font-size-asian="12pt" style:font-style-asian="italic" style:font-weight-asian="normal" style:font-name-complex="Liberation Serif1" style:font-size-complex="12pt"/>
    </style:style>
    <style:style style:name="P18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ad37c" officeooo:paragraph-rsid="001c05fd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58306" officeooo:paragraph-rsid="00258306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258306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22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24e0e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23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1c1c1c" style:text-line-through-style="none" style:text-line-through-type="none" style:text-position="0% 100%" style:font-name="Liberation Serif" fo:font-size="12pt" fo:font-style="normal" style:text-underline-style="none" fo:font-weight="bold" officeooo:rsid="001ede3c" officeooo:paragraph-rsid="004701dd" fo:background-color="#ffffff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24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1c1c1c" style:text-line-through-style="none" style:text-line-through-type="none" style:text-position="0% 100%" style:font-name="Liberation Serif" fo:font-size="12pt" fo:font-style="italic" style:text-underline-style="none" fo:font-weight="normal" officeooo:rsid="0014f1ea" officeooo:paragraph-rsid="004701dd" fo:background-color="#ffffff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P2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6pt" fo:font-style="normal" style:text-underline-style="none" fo:font-weight="bold" fo:background-color="#ffffff" style:font-name-asian="Liberation Serif1" style:font-size-asian="16pt" style:font-style-asian="normal" style:font-weight-asian="bold" style:font-name-complex="Liberation Serif1" style:font-size-complex="16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21173" officeooo:paragraph-rsid="004528d7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21173" officeooo:paragraph-rsid="00563806" fo:background-color="#ffffff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5642ff" officeooo:paragraph-rsid="005642ff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5642ff" officeooo:paragraph-rsid="0057ae2c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0dde8e" officeooo:paragraph-rsid="00515f21" fo:background-color="#ffffff" style:font-name-asian="Liberation Serif1" style:font-size-asian="12pt" style:font-style-asian="normal" style:font-weight-asian="bold" style:font-name-complex="Liberation Serif1" style:font-size-complex="12pt" style:font-weight-complex="bold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4528d7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58ba14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3pt" fo:font-style="normal" style:text-underline-style="none" fo:font-weight="bold" fo:background-color="#ffffff" style:font-name-asian="Liberation Serif1" style:font-size-asian="3pt" style:font-style-asian="normal" style:font-weight-asian="bold" style:font-name-complex="Liberation Serif1" style:font-size-complex="3pt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5642ff" officeooo:paragraph-rsid="005642ff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5642ff" officeooo:paragraph-rsid="0057ae2c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0424e0e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officeooo:paragraph-rsid="004e330a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size="12pt" officeooo:paragraph-rsid="004e330a" style:font-size-asian="12pt" style:font-size-complex="12pt"/>
    </style:style>
    <style:style style:name="P3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5642ff" officeooo:paragraph-rsid="005642ff" fo:background-color="#ffffff" style:font-name-asian="Liberation Serif1" style:font-size-asian="14pt" style:font-style-asian="normal" style:font-weight-asian="bold" style:font-name-complex="Liberation Serif1" style:font-size-complex="14pt"/>
    </style:style>
    <style:style style:name="P4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#ffffff" style:font-name-asian="Liberation Serif1" style:font-size-asian="12pt" style:font-style-asian="normal" style:font-weight-asian="bold" style:font-name-complex="Liberation Serif1" style:font-size-complex="12pt"/>
    </style:style>
    <style:style style:name="P4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4pt" fo:font-style="normal" style:text-underline-style="none" fo:font-weight="normal" fo:background-color="#ffffff" style:font-name-asian="Liberation Serif1" style:font-size-asian="3.5pt" style:font-style-asian="normal" style:font-weight-asian="normal" style:font-name-complex="Liberation Serif1" style:font-size-complex="4pt"/>
    </style:style>
    <style:style style:name="P4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paragraph-rsid="005642ff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paragraph-rsid="0057ae2c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size="12pt" officeooo:paragraph-rsid="002e913b" style:font-size-asian="12pt" style:font-size-complex="12pt"/>
    </style:style>
    <style:style style:name="P45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239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6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545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7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258306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8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545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49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545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50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5451b5" fo:background-color="#ffffff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P51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paragraph-rsid="00545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1228ad" officeooo:paragraph-rsid="005451b5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53" style:family="paragraph" style:parent-style-name="Standard">
      <loext:graphic-properties draw:fill="solid" draw:fill-color="#ffffff"/>
      <style:paragraph-properties fo:margin-left="3.799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P5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style:font-name-asian="Liberation Serif1" style:font-size-asian="12pt" style:font-style-asian="normal" style:font-weight-asian="normal" style:font-name-complex="Liberation Serif1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de8e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4ad01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b899" fo:background-color="#ffffff" loext:char-shading-value="0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21173" fo:background-color="#ffffff" loext:char-shading-value="0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13fb7" fo:background-color="#ffffff" loext:char-shading-value="0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2898c7" fo:background-color="#ffffff" loext:char-shading-value="0" style:font-name-asian="Liberation Serif1" style:font-size-asian="12pt" style:font-style-asian="normal" style:font-weight-asian="normal" style:font-name-complex="Liberation Serif1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0dde8e" fo:background-color="#ffffff" loext:char-shading-value="0" style:font-name-asian="Liberation Serif1" style:font-size-asian="10.5pt" style:font-style-asian="normal" style:font-weight-asian="normal" style:font-name-complex="Liberation Serif1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officeooo:rsid="004e330a" fo:background-color="#ffffff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0dde8e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30d0cf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4e330a" fo:background-color="#ffffff" loext:char-shading-value="0" style:font-name-asian="Liberation Serif1" style:font-size-asian="14pt" style:font-style-asian="normal" style:font-weight-asian="bold" style:font-name-complex="Liberation Serif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213fb7" fo:background-color="#ffffff" loext:char-shading-value="0" style:font-name-asian="Liberation Serif1" style:font-size-asian="14pt" style:font-style-asian="normal" style:font-weight-asian="bold" style:font-name-complex="Liberation Serif1" style:font-size-complex="14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font-style="normal" style:text-underline-style="none" fo:font-weight="bold" officeooo:rsid="0014f1ea" fo:background-color="#ffffff" loext:char-shading-value="0" style:font-name-asian="Liberation Serif1" style:font-size-asian="12.25pt" style:font-style-asian="normal" style:font-weight-asian="bold" style:font-name-complex="Liberation Serif1" style:font-size-complex="14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erif" fo:font-size="13pt" fo:font-style="normal" style:text-underline-style="none" fo:font-weight="bold" officeooo:rsid="0014f1ea" fo:background-color="#ffffff" loext:char-shading-value="0" style:font-name-asian="Liberation Serif1" style:font-size-asian="13pt" style:font-style-asian="normal" style:font-weight-asian="bold" style:font-name-complex="Liberation Serif1" style:font-size-complex="13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fo:background-color="#ffffff" loext:char-shading-value="0" style:font-name-asian="Liberation Serif1" style:font-style-asian="normal" style:font-weight-asian="bold" style:font-name-complex="Liberation Serif1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officeooo:rsid="004e330a" fo:background-color="#ffffff" loext:char-shading-value="0" style:font-name-asian="Liberation Serif1" style:font-style-asian="normal" style:font-weight-asian="bold" style:font-name-complex="Liberation Serif1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officeooo:rsid="000dde8e" fo:background-color="#ffffff" loext:char-shading-value="0" style:font-name-asian="Liberation Serif1" style:font-style-asian="normal" style:font-weight-asian="bold" style:font-name-complex="Liberation Serif1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officeooo:rsid="0030d0cf" fo:background-color="#ffffff" loext:char-shading-value="0" style:font-name-asian="Liberation Serif1" style:font-style-asian="normal" style:font-weight-asian="bold" style:font-name-complex="Liberation Serif1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bold" officeooo:rsid="0014f1ea" fo:background-color="#ffffff" loext:char-shading-value="0" style:font-name-asian="Liberation Serif1" style:font-style-asian="normal" style:font-weight-asian="bold" style:font-name-complex="Liberation Serif1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fo:background-color="#ffffff" loext:char-shading-value="0" style:font-name-asian="Liberation Serif1" style:font-style-asian="normal" style:font-weight-asian="normal" style:font-name-complex="Liberation Serif1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34ad01" fo:background-color="#ffffff" loext:char-shading-value="0" style:font-name-asian="Liberation Serif1" style:font-style-asian="normal" style:font-weight-asian="normal" style:font-name-complex="Liberation Serif1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0dde8e" fo:background-color="#ffffff" loext:char-shading-value="0" style:font-name-asian="Liberation Serif1" style:font-style-asian="normal" style:font-weight-asian="normal" style:font-name-complex="Liberation Serif1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erif" fo:font-style="normal" style:text-underline-style="none" fo:font-weight="normal" officeooo:rsid="000dde8e" fo:background-color="#ffffff" loext:char-shading-value="0" style:font-name-asian="Liberation Serif1" style:font-style-asian="normal" style:font-weight-asian="normal" style:font-name-complex="Liberation Serif1" style:font-weight-complex="normal"/>
    </style:style>
    <style:style style:name="T26" style:family="text">
      <style:text-properties fo:font-variant="normal" fo:text-transform="none" fo:color="#666666" style:text-line-through-style="none" style:text-line-through-type="none" style:text-position="0% 100%" style:font-name="Liberation Serif" fo:font-size="12pt" fo:font-style="normal" style:text-underline-style="none" fo:font-weight="normal" fo:background-color="#ffffff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27" style:family="text">
      <style:text-properties fo:color="#666666"/>
    </style:style>
    <style:style style:name="T28" style:family="text">
      <style:text-properties fo:color="#666666" officeooo:rsid="001228ad"/>
    </style:style>
    <style:style style:name="T29" style:family="text">
      <style:text-properties fo:color="#666666" officeooo:rsid="00258306"/>
    </style:style>
    <style:style style:name="T30" style:family="text">
      <style:text-properties fo:color="#666666" officeooo:rsid="0027999a"/>
    </style:style>
    <style:style style:name="T31" style:family="text">
      <style:text-properties fo:color="#666666" style:text-position="super 58%"/>
    </style:style>
    <style:style style:name="T32" style:family="text">
      <style:text-properties fo:color="#666666" officeooo:rsid="0042d5d4"/>
    </style:style>
    <style:style style:name="T33" style:family="text">
      <style:text-properties fo:color="#666666" officeooo:rsid="005451b5"/>
    </style:style>
    <style:style style:name="T34" style:family="text">
      <style:text-properties officeooo:rsid="00139477"/>
    </style:style>
    <style:style style:name="T35" style:family="text">
      <style:text-properties officeooo:rsid="0014f1ea"/>
    </style:style>
    <style:style style:name="T36" style:family="text">
      <style:text-properties fo:font-size="14pt" fo:font-weight="bold" officeooo:rsid="0014f1ea" style:font-size-asian="12.25pt" style:font-weight-asian="bold" style:font-size-complex="14pt" style:font-weight-complex="bold"/>
    </style:style>
    <style:style style:name="T37" style:family="text">
      <style:text-properties fo:font-size="14pt" fo:font-weight="bold" officeooo:rsid="000dde8e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5308d7" style:font-size-asian="14pt" style:font-weight-asian="bold" style:font-size-complex="14pt" style:font-weight-complex="bold"/>
    </style:style>
    <style:style style:name="T39" style:family="text">
      <style:text-properties officeooo:rsid="000dde8e" style:font-weight-complex="normal"/>
    </style:style>
    <style:style style:name="T40" style:family="text">
      <style:text-properties officeooo:rsid="0014f1ea" style:font-weight-complex="normal"/>
    </style:style>
    <style:style style:name="T41" style:family="text">
      <style:text-properties officeooo:rsid="00321700" style:font-weight-complex="normal"/>
    </style:style>
    <style:style style:name="T42" style:family="text">
      <style:text-properties officeooo:rsid="0032f7a2" style:font-weight-complex="normal"/>
    </style:style>
    <style:style style:name="T43" style:family="text">
      <style:text-properties officeooo:rsid="002e913b" style:font-weight-complex="normal"/>
    </style:style>
    <style:style style:name="T44" style:family="text">
      <style:text-properties officeooo:rsid="004528d7" style:font-weight-complex="normal"/>
    </style:style>
    <style:style style:name="T45" style:family="text">
      <style:text-properties officeooo:rsid="0047e1b7" style:font-weight-complex="normal"/>
    </style:style>
    <style:style style:name="T46" style:family="text">
      <style:text-properties officeooo:rsid="004a276c" style:font-weight-complex="normal"/>
    </style:style>
    <style:style style:name="T47" style:family="text">
      <style:text-properties officeooo:rsid="004bbd83" style:font-weight-complex="normal"/>
    </style:style>
    <style:style style:name="T48" style:family="text">
      <style:text-properties officeooo:rsid="004c1f93" style:font-weight-complex="normal"/>
    </style:style>
    <style:style style:name="T49" style:family="text">
      <style:text-properties officeooo:rsid="002247ab" style:font-weight-complex="normal"/>
    </style:style>
    <style:style style:name="T50" style:family="text">
      <style:text-properties officeooo:rsid="0057ae2c" style:font-weight-complex="normal"/>
    </style:style>
    <style:style style:name="T51" style:family="text">
      <style:text-properties officeooo:rsid="005308d7" style:font-weight-complex="normal"/>
    </style:style>
    <style:style style:name="T52" style:family="text">
      <style:text-properties fo:font-size="12pt" fo:font-weight="normal" style:font-size-asian="12pt" style:font-weight-asian="normal" style:font-size-complex="12pt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40b899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53bb1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5642ff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424e0e" style:font-size-asian="12pt" style:font-weight-asian="normal" style:font-size-complex="12pt"/>
    </style:style>
    <style:style style:name="T58" style:family="text">
      <style:text-properties fo:font-size="12pt" fo:font-weight="normal" officeooo:rsid="0057ae2c" style:font-size-asian="12pt" style:font-weight-asian="normal" style:font-size-complex="12pt"/>
    </style:style>
    <style:style style:name="T59" style:family="text">
      <style:text-properties fo:font-size="12pt" fo:font-weight="normal" officeooo:rsid="00563806" style:font-size-asian="10.5pt" style:font-weight-asian="normal" style:font-size-complex="12pt" style:font-weight-complex="normal"/>
    </style:style>
    <style:style style:name="T60" style:family="text">
      <style:text-properties officeooo:rsid="00475fbf"/>
    </style:style>
    <style:style style:name="T61" style:family="text">
      <style:text-properties officeooo:rsid="005308d7" style:font-size-asian="12pt" style:font-weight-complex="normal"/>
    </style:style>
    <style:style style:name="T62" style:family="text">
      <style:text-properties officeooo:rsid="00563806"/>
    </style:style>
    <style:style style:name="T63" style:family="text">
      <style:text-properties officeooo:rsid="005642ff"/>
    </style:style>
    <style:style style:name="T64" style:family="text">
      <style:text-properties style:text-position="super 58%" fo:font-size="12pt" fo:font-weight="normal" officeooo:rsid="005642ff" style:font-size-asian="12pt" style:font-weight-asian="normal" style:font-size-complex="12pt" style:font-weight-complex="normal"/>
    </style:style>
    <style:style style:name="T65" style:family="text">
      <style:text-properties fo:color="#000000"/>
    </style:style>
    <style:style style:name="T66" style:family="text">
      <style:text-properties fo:color="#000000" officeooo:rsid="002247ab" style:font-weight-complex="normal"/>
    </style:style>
    <style:style style:name="T67" style:family="text">
      <style:text-properties fo:color="#000000" officeooo:rsid="0057ae2c" style:font-weight-complex="normal"/>
    </style:style>
    <style:style style:name="T68" style:family="text">
      <style:text-properties fo:color="#000000" officeooo:rsid="0057ae2c"/>
    </style:style>
    <style:style style:name="T69" style:family="text">
      <style:text-properties officeooo:rsid="0057ae2c"/>
    </style:style>
    <style:style style:name="T70" style:family="text">
      <style:text-properties fo:font-weight="bold" officeooo:rsid="0014f1ea" style:font-weight-asian="bold" style:font-weight-complex="bold"/>
    </style:style>
    <style:style style:name="T71" style:family="text">
      <style:text-properties fo:font-weight="bold" officeooo:rsid="000dde8e" style:font-weight-asian="bold" style:font-weight-complex="bold"/>
    </style:style>
    <style:style style:name="T72" style:family="text">
      <style:text-properties fo:font-weight="bold" officeooo:rsid="005308d7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PRANAV BHARDWAJ</text:p>
      <text:p text:style-name="P41"/>
      <text:p text:style-name="P3">pranav<text:span text:style-name="T34">bhardwaj</text:span>1999@gmail.com</text:p>
      <text:p text:style-name="P33"/>
      <text:p text:style-name="P3">+91 8506077664</text:p>
      <text:p text:style-name="P3">New Delhi</text:p>
      <text:p text:style-name="P10"/>
      <text:p text:style-name="P4">OBJECTIVE</text:p>
      <text:p text:style-name="P18">To work <text:span text:style-name="T63">as a Software Developer</text:span> in <text:span text:style-name="T63">a </text:span>company with the positive atmosphere.</text:p>
      <text:p text:style-name="P2"/>
      <text:p text:style-name="P4">EDUCATION</text:p>
      <text:p text:style-name="P12">Bachelor of Computer Applications (BCA), Information Technology</text:p>
      <text:p text:style-name="P12">(2016 – 2019)</text:p>
      <text:p text:style-name="P16">Maharaja Surajmal Institute, <text:span text:style-name="T60">New Delhi</text:span></text:p>
      <text:p text:style-name="P12"/>
      <text:p text:style-name="P12">XII (Senior Secondary), Science</text:p>
      <text:p text:style-name="P16">Year of Completion: 2016</text:p>
      <text:p text:style-name="P11"><text:span text:style-name="T26">CBSE Board (Kendriya </text:span><text:span text:style-name="T27">Vidyalaya</text:span><text:span text:style-name="T26">, Tagore Garden, New Delhi)</text:span></text:p>
      <text:p text:style-name="P12"/>
      <text:p text:style-name="P12">X (Secondary)</text:p>
      <text:p text:style-name="P16">Year of Completion: 2014</text:p>
      <text:p text:style-name="P11"><text:span text:style-name="T26">CBSE Board (Kendriya </text:span><text:span text:style-name="T27">Vidyalaya</text:span><text:span text:style-name="T26">, Tagore Garden, New Delhi)</text:span></text:p>
      <text:p text:style-name="P12"/>
      <text:p text:style-name="P5">WORK SAMPLES</text:p>
      <text:p text:style-name="P14">GitHub Profile:</text:p>
      <text:p text:style-name="P17">https://github.com/Pranav1999</text:p>
      <text:p text:style-name="P23">Portfolio Website:</text:p>
      <text:p text:style-name="P24">http://pranavbhardwaj.tk</text:p>
      <text:p text:style-name="P13"/>
      <text:p text:style-name="P4">TRAININGS</text:p>
      <text:p text:style-name="P12">Data Mining</text:p>
      <text:p text:style-name="P16">NPTEL (Online)</text:p>
      <text:p text:style-name="P16">Feb. 2018 – Apr. 2018</text:p>
      <text:p text:style-name="P12"/>
      <text:p text:style-name="P12">Android Application Development</text:p>
      <text:p text:style-name="P16">Cetpa Infotech Noida</text:p>
      <text:p text:style-name="P16">Jun. 2017 – Jul. 2017</text:p>
      <text:p text:style-name="P54"/>
      <text:p text:style-name="P39">WORKSHOPS</text:p>
      <text:p text:style-name="P29"><text:tab/><text:tab/><text:tab/><text:span text:style-name="T58">Xamarin</text:span><text:span text:style-name="T52"> Application Development</text:span></text:p>
      <text:p text:style-name="P43"><text:span text:style-name="T66"><text:tab/><text:tab/><text:tab/></text:span><text:span text:style-name="T50">App Innovation Circle, Microsoft</text:span></text:p>
      <text:p text:style-name="P35"><text:tab/><text:tab/><text:tab/><text:span text:style-name="T69">Oct</text:span>. 201<text:span text:style-name="T69">8</text:span></text:p>
      <text:p text:style-name="P35"/>
      <text:p text:style-name="P28"><text:tab/><text:tab/><text:tab/><text:span text:style-name="T52">Android Application Development</text:span></text:p>
      <text:p text:style-name="P42"><text:span text:style-name="T66"><text:tab/><text:tab/><text:tab/></text:span><text:span text:style-name="T49">Robosapiens Technologies, Tryst-2017</text:span></text:p>
      <text:p text:style-name="P34"><text:tab/><text:tab/><text:tab/><text:span text:style-name="T69">Mar</text:span>. 2017</text:p>
      <text:p text:style-name="P19"/>
      <text:p text:style-name="P4">PROJECTS</text:p>
      <text:p text:style-name="P8"><text:tab/><text:tab/><text:tab/><text:span text:style-name="T57">Poshan</text:span></text:p>
      <text:p text:style-name="P22">https://github.com/Pranav1999/Poshan</text:p>
      <text:p text:style-name="P36"><text:span text:style-name="T26"><text:tab/><text:tab/><text:tab/>Poshan is a mobile application developed as a step towards helping the <text:tab/><text:tab/><text:tab/><text:tab/>malnourished children of today to become the healthy youth of tomorrow.</text:span></text:p>
      <text:p text:style-name="P45"><text:soft-page-break/></text:p>
      <text:p text:style-name="P45"/>
      <text:p text:style-name="P20">InSeLoMed</text:p>
      <text:p text:style-name="P21">https://github.com/Pranav1999/InSeLoMed</text:p>
      <text:p text:style-name="P47"><text:span text:style-name="T33">Mobile</text:span><text:span text:style-name="T28"> </text:span><text:span text:style-name="T30">a</text:span><text:span text:style-name="T28">pplication </text:span><text:span text:style-name="T33">that</text:span><text:span text:style-name="T28"> helps the user to find an alternative medicine for a particular medicine at different locations of India. </text:span><text:span text:style-name="T29">It also</text:span><text:span text:style-name="T28"> provides the list of reactive medicine for the searched medicine, </text:span><text:span text:style-name="T29">and</text:span><text:span text:style-name="T28"> provides you the location of nearby pharmacy wherever you will get the required medicine near you.</text:span><text:span text:style-name="T27"> </text:span></text:p>
      <text:p text:style-name="P47"><text:span text:style-name="T27"/></text:p>
      <text:p text:style-name="P49">Amazon Price Traqueur</text:p>
      <text:p text:style-name="P50">https://github.com/Pranav1999/AmazonPriceTraqueur</text:p>
      <text:p text:style-name="P48"><text:span text:style-name="T30">This</text:span><text:span text:style-name="T28"> is a python application that tracks prices of products for you and sends you email whenever price of your favorite product drops below a threshold.</text:span></text:p>
      <text:p text:style-name="P46"><text:span text:style-name="T27"/></text:p>
      <text:p text:style-name="P52">EphialtesOfTrachis</text:p>
      <text:p text:style-name="P50">https://github.com/Pranav1999/EphialtesOfTrachis</text:p>
      <text:p text:style-name="P51"><text:span text:style-name="T27">Minor Project for 5</text:span><text:span text:style-name="T31">th</text:span><text:span text:style-name="T27"> semester. </text:span><text:span text:style-name="T28">This </text:span><text:span text:style-name="T32">C++</text:span><text:span text:style-name="T28"> program hides itself in the subject’s PC (Windows OS), and silently records all keyboard and mouse operations.</text:span></text:p>
      <text:p text:style-name="P19"/>
      <text:p text:style-name="P12">Password Locker</text:p>
      <text:p text:style-name="P15">https://github.com/Pranav1999/battery_notifier</text:p>
      <text:p text:style-name="P16">Password locker is a command line application that stores your password in encrypted form.</text:p>
      <text:p text:style-name="P12"/>
      <text:p text:style-name="P1"><text:span text:style-name="T11">TECHNICAL </text:span><text:span text:style-name="T10">SKILLS</text:span></text:p>
      <text:p text:style-name="P37"><text:span text:style-name="T10"><text:tab/><text:tab/><text:tab/></text:span><text:span text:style-name="T9">• Android App Development</text:span></text:p>
      <text:p text:style-name="P38"><text:span text:style-name="T17"><text:tab/><text:tab/><text:tab/></text:span><text:span text:style-name="T18">• Programming </text:span><text:span text:style-name="T19">Languages/</text:span><text:span text:style-name="T20">Frameworks</text:span><text:span text:style-name="T19">:</text:span></text:p>
      <text:p text:style-name="P44"><text:span text:style-name="T22"><text:tab/><text:tab/><text:tab/><text:tab/>C++, C, </text:span><text:span text:style-name="T23">Core</text:span><text:span text:style-name="T22"> Java, </text:span><text:span text:style-name="T24">Python, Selenium</text:span></text:p>
      <text:p text:style-name="P38"><text:span text:style-name="T25"><text:tab/><text:tab/><text:tab/></text:span><text:span text:style-name="T70">• </text:span><text:span text:style-name="T21">Tools:</text:span></text:p>
      <text:p text:style-name="P32"><text:span text:style-name="T39"><text:tab/><text:tab/><text:tab/><text:tab/></text:span><text:span text:style-name="T44">Android Studio, </text:span><text:span text:style-name="T48">Firebase</text:span><text:span text:style-name="T44">, </text:span><text:span text:style-name="T40">Git/Github/Gitlab, </text:span><text:span text:style-name="T41">Brackets, CodeBlocks, <text:tab/><text:tab/><text:tab/><text:tab/>Pycharm, </text:span><text:span text:style-name="T42">Jupyter Notebook, </text:span><text:span text:style-name="T46">P</text:span><text:span text:style-name="T45">ipenv </text:span><text:span text:style-name="T46">(</text:span><text:span text:style-name="T47">for </text:span><text:span text:style-name="T46">Linux)</text:span></text:p>
      <text:p text:style-name="P30"><text:tab/><text:tab/><text:tab/>• Operating Systems:</text:p>
      <text:p text:style-name="P31"><text:span text:style-name="T71"><text:tab/><text:tab/><text:tab/><text:tab/></text:span><text:span text:style-name="T51">Linux,</text:span><text:span text:style-name="T72"> </text:span><text:span text:style-name="T39">Window</text:span><text:span text:style-name="T43">s</text:span></text:p>
      <text:p text:style-name="P6"/>
      <text:p text:style-name="P26">ACHIEVEMENTS</text:p>
      <text:p text:style-name="P27"><text:tab/><text:tab/><text:tab/><text:span text:style-name="T59">• T</text:span><text:span text:style-name="T54">eam leader for finalist team “Cosmonauts” in </text:span><text:span text:style-name="T55">HackMSIT securing </text:span><text:span text:style-name="T56">2</text:span><text:span text:style-name="T64">nd</text:span><text:span text:style-name="T56"> <text:tab/></text:span><text:span text:style-name="T55"><text:tab/><text:tab/><text:tab/><text:tab/>position.</text:span></text:p>
      <text:p text:style-name="P9"><text:span text:style-name="T4"><text:tab/><text:tab/><text:tab/></text:span>• <text:span text:style-name="T62">T</text:span><text:span text:style-name="T4">eam leader for finalist team “Cosmonauts” in Smart India Hackathon.</text:span></text:p>
      <text:p text:style-name="P9"><text:span text:style-name="T5"><text:tab/><text:tab/><text:tab/></text:span>• <text:span text:style-name="T5">Participated in CyberCup hackathon organised by Amity University.</text:span></text:p>
      <text:p text:style-name="P6"/>
      <text:p text:style-name="P7"><text:span text:style-name="T35">I</text:span>NTERESTS AND HOBBIES</text:p>
      <text:p text:style-name="P9"><text:span text:style-name="T14"><text:tab/><text:tab/><text:tab/></text:span><text:span text:style-name="T53">• </text:span><text:span text:style-name="T6">Curiosity to learn about different things</text:span></text:p>
      <text:p text:style-name="P9"><text:span text:style-name="T6"><text:tab/><text:tab/><text:tab/></text:span>• <text:span text:style-name="T6">Traveling</text:span></text:p>
      <text:p text:style-name="P9"><text:span text:style-name="T6"><text:tab/><text:tab/><text:tab/></text:span>• <text:span text:style-name="T7">Cycl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16:59:11.328883201</dc:date>
    <meta:editing-duration>PT3H41M28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2" meta:paragraph-count="67" meta:word-count="342" meta:character-count="2653" meta:non-whitespace-character-count="2295"/>
  </office:meta>
</office:document-meta>
</file>